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00000002700000025306A3A19.png"/>
  <manifest:file-entry manifest:media-type="image/png" manifest:full-path="Pictures/1000020000000029000000288AEDF73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 style:list-style-name="L2"/>
    <style:style style:name="P6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er">
      <style:text-properties style:text-underline-style="solid" style:text-underline-type="double" style:text-underline-width="auto" style:text-underline-color="font-color"/>
    </style:style>
    <style:style style:name="T1" style:family="text">
      <style:text-properties style:font-name-asian="Arial"/>
    </style:style>
    <style:style style:name="T2" style:family="text">
      <style:text-properties style:font-name-asian="Times"/>
    </style:style>
    <style:style style:name="T3" style:family="text">
      <style:text-properties style:font-name-asian="Times" style:font-size-complex="14pt"/>
    </style:style>
    <style:style style:name="T4" style:family="text">
      <style:text-properties fo:font-weight="bold" style:font-weight-asian="bold" style:font-style-complex="italic" style:font-weight-complex="bold"/>
    </style:style>
    <style:style style:name="T5" style:family="text">
      <style:text-properties fo:font-weight="bold" style:font-name-asian="Times" style:font-weight-asian="bold" style:font-style-complex="italic" style:font-weight-complex="bold"/>
    </style:style>
    <style:style style:name="T6" style:family="text">
      <style:text-properties style:font-size-complex="14pt"/>
    </style:style>
    <style:style style:name="T7" style:family="text">
      <style:text-properties style:font-name="Symbol"/>
    </style:style>
    <style:style style:name="T8" style:family="text">
      <style:text-properties fo:font-style="normal" style:font-style-asian="normal" text:display="none"/>
    </style:style>
    <style:style style:name="T9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de Social</text:p>
      <text:p text:style-name="Heading">System-Wide<text:span text:style-name="T1"> </text:span>Requirements<text:span text:style-name="T1"> </text:span>Specification</text:p>
      <text:h text:style-name="Heading_20_1" text:outline-level="1">Introduction</text:h>
      <text:p text:style-name="Standard">Este documento tem como objetivo trazer alguns requisitos não funcionais do sistema.</text:p>
      <text:h text:style-name="Heading_20_1" text:outline-level="1">System<text:span text:style-name="T1"> </text:span>Qualities</text:h>
      <text:h text:style-name="Heading_20_2" text:outline-level="2">Usability</text:h>
      <text:p text:style-name="Standard">Qualquer usuário é teoricamente capaz de usar o sistema, desde que esteja habituado com o ambiente de páginas da Internet.</text:p>
      <text:h text:style-name="Heading_20_2" text:outline-level="2">Reliability</text:h>
      <text:p text:style-name="Standard">O sistema estará disponível 24h/dia na Internet.</text:p>
      <text:h text:style-name="Heading_20_2" text:outline-level="2">Performance</text:h>
      <text:p text:style-name="Standard">O tempo de resposta deve ser o habitual para um serviço de Internet. Isso significa que as páginas deverão ser leves para possibilitar o acesso através de qualquer tipo de conexão.</text:p>
      <text:h text:style-name="Heading_20_2" text:outline-level="2">Supportability</text:h>
      <text:p text:style-name="Standard">Eventualmente, haverá melhorias no sistema. Portanto é imprescindível que ele seja de fácil manutenção.</text:p>
      <text:p text:style-name="InfoBlue"/>
      <text:h text:style-name="P9" text:outline-level="1">System<text:span text:style-name="T1"> </text:span>Interfaces</text:h>
      <text:h text:style-name="Heading_20_2" text:outline-level="2">User<text:span text:style-name="T1"> </text:span>Interfaces</text:h>
      <text:h text:style-name="Heading_20_3" text:outline-level="3">Look<text:span text:style-name="T1"> </text:span>&amp;<text:span text:style-name="T1"> </text:span>Feel<text:span text:style-name="T1"> </text:span></text:h>
      <text:p text:style-name="Standard"><text:span text:style-name="T1">Simples e fácil de usar. De tal forma que qualquer pessoa que saiba mexer com um navegador seja capaz de utilizar. O objetivo justamente é auxiliar os usuários de programas do CCSL.</text:span></text:p>
      <text:h text:style-name="Heading_20_3" text:outline-level="3">Layout<text:span text:style-name="T1"> </text:span>and<text:span text:style-name="T1"> </text:span>Navigation<text:span text:style-name="T1"> </text:span>Requirements</text:h>
      <text:p text:style-name="Standard">O leiaute deve ser parecido com o da página do CCSL respeitando diagramações e cores.</text:p>
      <text:h text:style-name="Heading_20_3" text:outline-level="3">User<text:span text:style-name="T1"> </text:span>Personalization<text:span text:style-name="T1"> </text:span>&amp;<text:span text:style-name="T1"> </text:span>Customization<text:span text:style-name="T1"> </text:span>Requirements</text:h>
      <text:p text:style-name="Standard">O usuário deve ser capaz de modificar algumas informações de seu perfil. Entretanto, não há nenhuma necessidade de permitir que o usuário modifique o leiaute da página a partir de algum template.</text:p>
      <text:h text:style-name="Heading_20_2" text:outline-level="2">Interfaces<text:span text:style-name="T1"> </text:span>to<text:span text:style-name="T1"> </text:span>External<text:span text:style-name="T1"> </text:span>Systems<text:span text:style-name="T1"> </text:span>or<text:span text:style-name="T1"> </text:span>Devices</text:h>
      <text:h text:style-name="Heading_20_3" text:outline-level="3">Software<text:span text:style-name="T1"> </text:span>Interfaces</text:h>
      <text:p text:style-name="Standard">Para o usuário, será necessário apenas um navegador.</text:p>
      <text:p text:style-name="Standard">Para o servidor, serão necessários:</text:p>
      <text:list xml:id="list680139261" text:style-name="L2">
        <text:list-item>
          <text:p text:style-name="P5">Apache Tomcat (versão 6 ou superior);</text:p>
        </text:list-item>
        <text:list-item>
          <text:p text:style-name="P5">Java (de preferência openjdk 6 superior);</text:p>
        </text:list-item>
        <text:list-item>
          <text:p text:style-name="P5">MySQL Server.</text:p>
        </text:list-item>
      </text:list>
      <text:h text:style-name="Heading_20_3" text:outline-level="3">Hardware<text:span text:style-name="T1"> </text:span>Interfaces</text:h>
      <text:h text:style-name="Heading_20_3" text:outline-level="3">Communications<text:span text:style-name="T1"> </text:span>Interfaces</text:h>
      <text:p text:style-name="Standard">Conexão com a Internet.</text:p>
      <text:p text:style-name="Standard"><text:bookmark-start text:name="_PictureBullets"/><text:span text:style-name="InfoBlue_20_Char"><text:span text:style-name="T8"><draw:frame draw:style-name="fr1" draw:name="graphics1" text:anchor-type="as-char" svg:width="1.032cm" svg:height="0.979cm" draw:z-index="0"><draw:image xlink:href="Pictures/100002000000002700000025306A3A19.png" xlink:type="simple" xlink:show="embed" xlink:actuate="onLoad"/></draw:frame></text:span></text:span><text:span text:style-name="InfoBlue_20_Char"><text:span text:style-name="T8"><draw:frame draw:style-name="fr1" draw:name="graphics2" text:anchor-type="as-char" svg:width="1.085cm" svg:height="1.058cm" draw:z-index="0"><draw:image xlink:href="Pictures/1000020000000029000000288AEDF73C.png" xlink:type="simple" xlink:show="embed" xlink:actuate="onLoad"/></draw:frame></text:span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fo:line-height="100%" fo:orphans="2" fo:widows="2"/>
      <style:text-properties style:font-name="Arial" style:font-name-complex="Arial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 style:font-name-complex="Times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Tabela_20_NORM_20_2_20_ParaRede" style:display-name="Tabela NORM 2 ParaRede" style:family="paragraph" style:parent-style-name="Standard">
      <style:paragraph-properties fo:margin-left="0.199cm" fo:margin-right="0.199cm" fo:margin-top="0.106cm" fo:margin-bottom="0.106cm" fo:line-height="0.529cm" fo:keep-together="always" fo:orphans="2" fo:widows="2" fo:text-indent="0cm" style:auto-text-indent="false">
        <style:tab-stops>
          <style:tab-stop style:position="2.223cm"/>
        </style:tab-stops>
      </style:paragraph-properties>
      <style:text-properties fo:color="#000000" style:font-name="Verdana" fo:font-size="8pt" fo:language="pt" fo:country="PT" style:font-size-asian="8pt" style:font-name-complex="Verdana" style:font-size-complex="8pt" style:font-weight-complex="bold"/>
    </style:style>
    <style:style style:name="bullet1pararede" style:family="paragraph" style:parent-style-name="Standard">
      <style:paragraph-properties fo:margin-top="0.176cm" fo:margin-bottom="0.176cm" fo:line-height="100%" fo:orphans="2" fo:widows="2"/>
      <style:text-properties style:font-name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foBlue_20_Char" style:display-name="InfoBlue Char" style:family="text" style:parent-style-name="Default_20_Paragraph_20_Font">
      <style:text-properties fo:color="#0000ff" style:font-name="Times" fo:language="en" fo:country="US" fo:font-style="italic" style:font-style-asian="italic" style:font-name-complex="Times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6.886cm" fo:margin-left="-0.203cm" table:align="left" style:writing-mode="lr-tb"/>
    </style:style>
    <style:style style:name="Table2.A" style:family="table-column">
      <style:table-column-properties style:column-width="11.252cm"/>
    </style:style>
    <style:style style:name="Table2.B" style:family="table-column">
      <style:table-column-properties style:column-width="5.634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6.732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style:snap-to-layout-grid="false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5" style:family="paragraph" style:parent-style-name="Standard">
      <style:paragraph-properties fo:text-align="center" style:justify-single-word="false" style:snap-to-layout-grid="false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P7" style:family="paragraph" style:parent-style-name="Header">
      <style:text-properties style:text-underline-style="solid" style:text-underline-type="double" style:text-underline-width="auto" style:text-underline-color="font-color"/>
    </style:style>
    <style:style style:name="MT1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Rede Social</text:p>
            </table:table-cell>
            <table:table-cell table:style-name="Table2.B1" office:value-type="string">
              <text:p text:style-name="MP2"><text:s/></text:p>
            </table:table-cell>
          </table:table-row>
          <table:table-row table:style-name="Table2.1">
            <table:table-cell table:style-name="Table2.A1" office:value-type="string">
              <text:p text:style-name="MP3"><text:title>Supporting Requirements</text:title> Specification</text:p>
            </table:table-cell>
            <table:table-cell table:style-name="Table2.B1" office:value-type="string">
              <text:p text:style-name="MP3"><text:s text:c="2"/>Date: <text:s/>11/12/2011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/>
            </table:table-cell>
            <table:table-cell table:style-name="Table1.A1" office:value-type="string">
              <text:p text:style-name="MP6">Page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2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1">
      <style:header>
        <text:p text:style-name="MP7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pporting Requirements</dc:title>
    <dc:subject>&lt;Project Name&gt;</dc:subject>
    <meta:creation-date>2011-12-11T13:45:52</meta:creation-date>
    <dc:date>2011-12-11T14:11:16</dc:date>
    <meta:print-date>2001-03-15T14:26:00</meta:print-date>
    <meta:editing-cycles>3</meta:editing-cycles>
    <meta:editing-duration>PT27M27S</meta:editing-duration>
    <meta:document-statistic meta:table-count="2" meta:image-count="2" meta:object-count="0" meta:page-count="2" meta:paragraph-count="36" meta:word-count="261" meta:character-count="1683" meta:non-whitespace-character-count="1470"/>
    <meta:generator>LibreOffice/3.4$Linux LibreOffice_project/340m1$Build-302</meta:generator>
    <meta:user-defined meta:name="Info 1"/>
    <meta:user-defined meta:name="Info 2"/>
    <meta:user-defined meta:name="Info 3"/>
    <meta:user-defined meta:name="Info 4"/>
  </office:meta>
</office:document-meta>
</file>